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a042" officeooo:paragraph-rsid="0006a042"/>
    </style:style>
    <style:style style:name="P2" style:family="paragraph" style:parent-style-name="Standard">
      <style:text-properties officeooo:rsid="00079090" officeooo:paragraph-rsid="00079090"/>
    </style:style>
    <style:style style:name="P3" style:family="paragraph" style:parent-style-name="Standard">
      <style:text-properties officeooo:rsid="00081227" officeooo:paragraph-rsid="00081227"/>
    </style:style>
    <style:style style:name="P4" style:family="paragraph" style:parent-style-name="Standard">
      <style:text-properties officeooo:rsid="00091a71" officeooo:paragraph-rsid="00091a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асифікаці Дювереже:</text:p>
      <text:p text:style-name="P1">-парламентського походження</text:p>
      <text:p text:style-name="P1">-кадрові/</text:p>
      <text:p text:style-name="P1">марказіда не треба</text:p>
      <text:p text:style-name="P1">загальна:</text:p>
      <text:p text:style-name="P1">-за класами</text:p>
      <text:p text:style-name="P1">-за ставленням до суспільного прогресу</text:p>
      <text:p text:style-name="P1">-за ставленням до влади</text:p>
      <text:p text:style-name="P1">-комуністичні, соц, анаукпдтуукпієіаіпдвкпьб.кпукптдлукпдліпватлі лівий блок</text:p>
      <text:p text:style-name="P1">ллівий правий </text:p>
      <text:p text:style-name="P1">центриськи</text:p>
      <text:p text:style-name="P1"/>
      <text:p text:style-name="P1"/>
      <text:p text:style-name="P1"/>
      <text:p text:style-name="P2">Теорії конфлікту</text:p>
      <text:p text:style-name="P2">-Болдуін</text:p>
      <text:p text:style-name="P2">-Дарендорф</text:p>
      <text:p text:style-name="P2"><text:tab/><text:tab/><text:tab/><text:tab/>Соціологія сімї</text:p>
      <text:p text:style-name="P2"/>
      <text:p text:style-name="P2">1.с сімї. Предмет, обєкт</text:p>
      <text:p text:style-name="P2">2. Основні категорії соц сімї</text:p>
      <text:p text:style-name="P2">3. Історичні типи і форми сімейно-шлюбних відноссин.</text:p>
      <text:p text:style-name="P2">4. Основні тенденції розвитку сімї</text:p>
      <text:p text:style-name="P2">5. Роль демографічної політики</text:p>
      <text:p text:style-name="P2"/>
      <text:p text:style-name="P2">с сімї- галузь , яка вивчає формування і розвиток сімї сімейно шлюбні відносини. Обєктом є сімейно-шлюбні відносини, а предметом є основи, принципи шлюбу і сімї, типи сімейно-шлюбних відносин, типи сімї, так категорії соціології сімї, а також фунції сімї, мотивація шлюбв та розлучень, наслідки розлучень.</text:p>
      <text:p text:style-name="P2"/>
      <text:p text:style-name="P2">Сімя як інститу, група</text:p>
      <text:p text:style-name="P2">сімя — соц група, інститу, формується на основі шлюбу. Шлюб зумовлює правову та моральну відповідальність подружжя за дітей. Ознака сімї- спільність побуту та господарства</text:p>
      <text:p text:style-name="P2"/>
      <text:p text:style-name="P3">спосіб життя сімї — сфери життєдіяльності.</text:p>
      <text:p text:style-name="P3">Виховна</text:p>
      <text:p text:style-name="P3">економічна</text:p>
      <text:p text:style-name="P3">дозвільна</text:p>
      <text:p text:style-name="P3"/>
      <text:p text:style-name="P3">Етапи ЖЦ сімї</text:p>
      <text:p text:style-name="P3">-утворення</text:p>
      <text:p text:style-name="P3">-перша дитина</text:p>
      <text:p text:style-name="P3">-остання</text:p>
      <text:p text:style-name="P3">-пусте гніздо</text:p>
      <text:p text:style-name="P3">-смерть з подружжя</text:p>
      <text:p text:style-name="P3"/>
      <text:p text:style-name="P3">Функції сімї</text:p>
      <text:p text:style-name="P3">репродуктивна</text:p>
      <text:p text:style-name="P3">виховна</text:p>
      <text:p text:style-name="P4">господодарсько-подоткове</text:p>
      <text:p text:style-name="P4">економічн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9:46:08.518912528</meta:creation-date>
    <dc:date>2015-11-17T08:37:58.028595351</dc:date>
    <meta:editing-duration>PT2M2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8" meta:word-count="156" meta:character-count="1185" meta:non-whitespace-character-count="1060"/>
  </office:meta>
</office:document-meta>
</file>